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3.46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8pt" style:font-size-complex="28pt"/>
    </style:style>
    <style:style style:name="P3" style:family="paragraph">
      <style:text-properties fo:font-size="28pt" style:font-size-asian="40pt" style:font-size-complex="40pt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2pt" fo:font-style="italic" style:font-size-asian="28pt" style:font-style-asian="italic" style:font-size-complex="2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(lineare) Impul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as Produkt von Masse und Geschwindigkeit:</text:p>
            <text:p/>
            <text:p/>
          </draw:text-box>
        </draw:frame>
        <draw:frame draw:style-name="gr1" draw:text-style-name="P1" draw:layer="layout" svg:width="3.678cm" svg:height="1.122cm" svg:x="12.16cm" svg:y="11.938cm">
          <text:p/>
          <draw:object xlink:href="../Impuls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Impulsarten außer dem linearen Impu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n Drehimpul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Gesamtimpu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(Vektor-)Summe über alle Einzelimpulse</text:p>
          </draw:text-box>
        </draw:frame>
        <draw:frame draw:style-name="gr1" draw:text-style-name="P1" draw:layer="layout" svg:width="8.653cm" svg:height="5.061cm" svg:x="9.673cm" svg:y="11.969cm">
          <text:p/>
          <draw:object xlink:href="../Gesamtimpuls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Impuls mit der kinetischen Energie zusammen?</text:p>
          </draw:text-box>
        </draw:frame>
        <draw:frame presentation:style-name="pr4" draw:layer="layout" svg:width="25.199cm" svg:height="13.465cm" svg:x="1.4cm" svg:y="4.272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>(unterschiedliche Farben bedeuten nicht, dass Impuls oder Masse unterschiedlich sind – sie sollen nur das Vorgehen verdeutlichen)</text:p>
          </draw:text-box>
        </draw:frame>
        <draw:frame draw:style-name="gr1" draw:text-style-name="P1" draw:layer="layout" svg:width="18.01cm" svg:height="8.737cm" svg:x="4.994cm" svg:y="6.131cm">
          <text:p/>
          <draw:object xlink:href="../Zusammenhang%20Impuls%20und%20kin%20Energie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Impuls und Kraft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/>
            <text:p>Eine Kraft bewirkt eine Impulsänderung</text:p>
          </draw:text-box>
        </draw:frame>
        <draw:frame draw:style-name="gr1" draw:text-style-name="P1" draw:layer="layout" svg:width="20.773cm" svg:height="5.879cm" svg:x="3.613cm" svg:y="8.56cm">
          <text:p/>
          <draw:object xlink:href="../Zusammenhang%20Impuls%20und%20Kraf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1">Welche Aussage ist allgemeiner und warum: </text:span><text:span text:style-name="T2">F</text:span><text:span text:style-name="T1"> = </text:span><text:span text:style-name="T3">m</text:span><text:span text:style-name="T1"> </text:span><text:span text:style-name="T2">a</text:span><text:span text:style-name="T1"> oder</text:span><text:span text:style-name="T1"><text:tab/></text:span><text:span text:style-name="T1"><text:tab/></text:span><text:span text:style-name="T1"><text:tab/></text:span><text:span text:style-name="T1"> <text:s text:c="4"/>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>diese Gleichung gilt auch wenn sich die Masse im Lauf der Zeit ändert, beispielsweise bei Raketen</text:p>
          </draw:text-box>
        </draw:frame>
        <draw:frame draw:style-name="gr1" draw:text-style-name="P1" draw:layer="layout" svg:width="3.64cm" svg:height="2.4cm" svg:x="21.973cm" svg:y="1.332cm">
          <text:p/>
          <draw:object xlink:href="../Kraft%20als%20Impulsänderung.odf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3.853cm" svg:height="2.535cm" svg:x="12.073cm" svg:y="7.232cm">
          <text:p/>
          <draw:object xlink:href="../Kraft%20als%20Impulsänder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Impulserhal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irken keine externen Kräfte, so ändert sich der Impuls nicht – er bleibt konstant</text:p>
            <text:p/>
            <text:p/>
          </draw:text-box>
        </draw:frame>
        <draw:frame draw:style-name="gr1" draw:text-style-name="P1" draw:layer="layout" svg:width="12.34cm" svg:height="2.535cm" svg:x="7.829cm" svg:y="11.232cm">
          <text:p/>
          <draw:object xlink:href="../Impulserhalt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lt Impulserhaltung nur für einzelne Teil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sie gilt auch für ganze Systeme. Innere Kräfte ändern nicht den Gesamtimpuls eines Systems, dieser bleibt erhalt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Kraft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<text:span text:style-name="T4">Impulsänderung</text:span></text:p>
            <text:p><text:s/>durch eine <text:span text:style-name="T5">Kraft</text:span>, die für eine <text:span text:style-name="T5">definierte Zeitspanne</text:span> wirkt:</text:p>
            <text:p/>
            <text:p/>
          </draw:text-box>
        </draw:frame>
        <draw:frame draw:style-name="gr1" draw:text-style-name="P1" draw:layer="layout" svg:width="7.871cm" svg:height="1.385cm" svg:x="10.064cm" svg:y="11.807cm">
          <text:p/>
          <draw:object xlink:href="../Kraftstoß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en Gesamtimpuls aller Stoßpartner vor und nach einem 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fgrund der Impulserhaltung bleibt der Gesamtimpuls gleich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elastischer 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oß wird als elastisch bezeichnet, wenn die kinetische Gesamtenergie vollständig erhalten bleib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total inelastischer 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oß wird als total inelastisch bezeichnet, wenn der <text:span text:style-name="T5">maximal mögliche</text:span> Anteil kinetischer Energie in andere Energieformen umgewandelt wird</text:p>
            <text:p><text:s/>(beispielsweise in Schall, Wärme oder Verformu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elastischer Stoß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 Stoß wird als inelastisch bezeichnet, wenn ein Teil, kleiner als der maximal mögliche, der kinetischen Energie in andere Energieformen umgewandelt wird</text:p>
            <text:p><text:s/>(beispielsweise in Schall, Wärme oder Verformu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lt bei jedem Stoß neben der Impulserhaltung auch Erhaltung der kinetischen Energi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ein, <text:span text:style-name="T6">nur</text:span> bei <text:span text:style-name="T6">elastischen</text:span> Stöße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7">Wird bei einem total inelastischen Stoß alle kinetische Energie in andere Energieformen umgewandel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nur der maximal mögliche. Es kann also kinetische Energie übrig bleib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m Anteil bleibt der Gesamtimpuls bei einem inelastischen Stoß er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Gesamtimpuls bleibt bei <text:span text:style-name="T4">jedem</text:span> Stoßprozess</text:p>
            <text:p><text:s/><text:span text:style-name="T4">vollständig</text:span> <text:span text:style-name="T4">erha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ibt es auch für den elastischen Stoß in mehr als einer Dimension geschlossene Lösu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ein, die Lösung ist unterbestimmt: es gibt mehr Freiheitsgrade als Bestimmungsgleichunge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n bleiben beim <text:span text:style-name="T5">elastischen</text:span> Stoß immer er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<text:span text:style-name="T5">kinetische Gesamtenergie</text:span> und der <text:span text:style-name="T5">Gesamtimpu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 bleibt beim total inelastischen Stoß er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Gesamtimpuls (wie bei <text:span text:style-name="T5">allen</text:span> anderen Stößen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der Stoßpartner ist typisch für den <text:span text:style-name="T5">total</text:span> inelastischen 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leiben nach dem Stoß zusammen und bewegen sich mit der selben Geschwindigkei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bei einem <text:span text:style-name="T5">total</text:span> inelastischen Stoß immer berech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ndgeschwindigkeit der beiden Stoßpartner aufgrund der Erhaltung des Gesamtimpulses:</text:p>
          </draw:text-box>
        </draw:frame>
        <draw:frame draw:style-name="gr1" draw:text-style-name="P1" draw:layer="layout" svg:width="17.406cm" svg:height="2.798cm" svg:x="5.296cm" svg:y="13.1cm">
          <text:p/>
          <draw:object xlink:href="../Total%20inelastischer%20Stoß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 bleibt bei allen Stoßprozessen er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Gesamtimpul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passiert mit dem Schwerpunkt bei der Einwirkung <text:span text:style-name="T5">innerer</text:span><text:span text:style-name="T8"> Kräft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verändert sich nicht: der Schwerpunkt bewegt sich nur beim Einfluß äußerer Kräfte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ordinatenvektor des Schwerpunkts für Punktteilche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08cm" svg:height="3.218cm" svg:x="6.459cm" svg:y="8.89cm">
          <text:p/>
          <draw:object xlink:href="../Schwerpunk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kann man den Schwerpunkt nutz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Schwerpunkt lassen sich Bewegungen komplexer Systeme durch externe Kräfte oft einfach beschreibe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5M48S</meta:editing-duration>
    <meta:editing-cycles>10</meta:editing-cycles>
    <meta:generator>LibreOffice/4.3.4.1$Windows_x86 LibreOffice_project/bc356b2f991740509f321d70e4512a6a54c5f243</meta:generator>
    <dc:date>2015-03-05T15:45:09.538000000</dc:date>
    <meta:document-statistic meta:object-count="131"/>
  </office:meta>
</office:document-meta>
</file>